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cript" svg:font-family="MathJax_Script" style:font-pitch="variable"/>
    <style:font-face style:name="MathJax_Script1" svg:font-family="MathJax_Script" style:font-adornments="Normal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eau3" style:family="table">
      <style:table-properties style:width="24.709cm" fo:margin-left="0cm" table:align="left"/>
    </style:style>
    <style:style style:name="Tableau3.A" style:family="table-column">
      <style:table-column-properties style:column-width="10.507cm"/>
    </style:style>
    <style:style style:name="Tableau3.B" style:family="table-column">
      <style:table-column-properties style:column-width="14.201cm"/>
    </style:style>
    <style:style style:name="Tableau3.1" style:family="table-row">
      <style:table-row-properties style:min-row-height="13.981cm"/>
    </style:style>
    <style:style style:name="Tableau3.A1" style:family="table-cell">
      <style:table-cell-properties style:vertical-align="middle" fo:padding="0cm" fo:border="none"/>
    </style:style>
    <style:style style:name="Tableau3.B1" style:family="table-cell">
      <style:table-cell-properties fo:padding="0cm" fo:border="none"/>
    </style:style>
    <style:style style:name="Tableau4" style:family="table">
      <style:table-properties style:width="24.709cm" fo:margin-left="0cm" table:align="left"/>
    </style:style>
    <style:style style:name="Tableau4.A" style:family="table-column">
      <style:table-column-properties style:column-width="10.507cm"/>
    </style:style>
    <style:style style:name="Tableau4.B" style:family="table-column">
      <style:table-column-properties style:column-width="14.201cm"/>
    </style:style>
    <style:style style:name="Tableau4.1" style:family="table-row">
      <style:table-row-properties style:min-row-height="13.981cm"/>
    </style:style>
    <style:style style:name="Tableau4.A1" style:family="table-cell">
      <style:table-cell-properties style:vertical-align="middle" fo:padding="0cm" fo:border="none"/>
    </style:style>
    <style:style style:name="Tableau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2ed506" officeooo:paragraph-rsid="002ed506"/>
    </style:style>
    <style:style style:name="P2" style:family="paragraph" style:parent-style-name="Table_20_Contents">
      <style:paragraph-properties fo:text-align="center" style:justify-single-word="false"/>
      <style:text-properties officeooo:rsid="002ed506" officeooo:paragraph-rsid="002ed506"/>
    </style:style>
    <style:style style:name="P3" style:family="paragraph" style:parent-style-name="Table_20_Contents">
      <style:paragraph-properties fo:text-align="center" style:justify-single-word="false" fo:break-before="page"/>
      <style:text-properties officeooo:rsid="002ed506" officeooo:paragraph-rsid="002ed506"/>
    </style:style>
    <style:style style:name="P4" style:family="paragraph" style:parent-style-name="Standard">
      <style:paragraph-properties fo:text-align="center" style:justify-single-word="false"/>
      <style:text-properties officeooo:rsid="002ed506" officeooo:paragraph-rsid="00307bda"/>
    </style:style>
    <style:style style:name="P5" style:family="paragraph" style:parent-style-name="Table_20_Contents">
      <style:paragraph-properties fo:text-align="center" style:justify-single-word="false"/>
      <style:text-properties officeooo:rsid="002ed506" officeooo:paragraph-rsid="00307bda"/>
    </style:style>
    <style:style style:name="P6" style:family="paragraph" style:parent-style-name="Table_20_Contents">
      <style:paragraph-properties fo:text-align="center" style:justify-single-word="false" fo:break-before="page"/>
      <style:text-properties officeooo:rsid="002ed506" officeooo:paragraph-rsid="00307bda"/>
    </style:style>
    <style:style style:name="P7" style:family="paragraph" style:parent-style-name="Table_20_Contents">
      <style:paragraph-properties fo:break-before="page"/>
      <style:text-properties officeooo:rsid="002ed506" officeooo:paragraph-rsid="00307bda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307bda"/>
    </style:style>
    <style:style style:name="P10" style:family="paragraph" style:parent-style-name="Standard">
      <style:text-properties officeooo:paragraph-rsid="003280ff"/>
    </style:style>
    <style:style style:name="P11" style:family="paragraph" style:parent-style-name="Standard">
      <style:text-properties fo:font-size="10pt" officeooo:paragraph-rsid="003280ff" style:font-size-asian="8.75pt" style:font-size-complex="10pt"/>
    </style:style>
    <style:style style:name="P12" style:family="paragraph" style:parent-style-name="Standard">
      <style:text-properties fo:font-size="10pt" officeooo:paragraph-rsid="00339cf9" style:font-size-asian="8.75pt" style:font-size-complex="10pt"/>
    </style:style>
    <style:style style:name="P13" style:family="paragraph" style:parent-style-name="Standard">
      <style:text-properties officeooo:paragraph-rsid="00339cf9"/>
    </style:style>
    <style:style style:name="P14" style:family="paragraph" style:parent-style-name="Table_20_Contents">
      <style:text-properties officeooo:paragraph-rsid="00339cf9"/>
    </style:style>
    <style:style style:name="P15" style:family="paragraph" style:parent-style-name="Table_20_Contents">
      <style:paragraph-properties fo:break-before="page"/>
      <style:text-properties officeooo:paragraph-rsid="00339cf9"/>
    </style:style>
    <style:style style:name="P16" style:family="paragraph" style:parent-style-name="Table_20_Contents">
      <style:text-properties officeooo:paragraph-rsid="002ed506"/>
    </style:style>
    <style:style style:name="P17" style:family="paragraph" style:parent-style-name="Table_20_Contents">
      <style:paragraph-properties fo:break-before="page"/>
      <style:text-properties officeooo:paragraph-rsid="002ed506"/>
    </style:style>
    <style:style style:name="P18" style:family="paragraph" style:parent-style-name="Table_20_Contents">
      <style:paragraph-properties fo:break-before="page"/>
      <style:text-properties officeooo:rsid="003175ad" officeooo:paragraph-rsid="00339cf9"/>
    </style:style>
    <style:style style:name="P19" style:family="paragraph" style:parent-style-name="Table_20_Contents">
      <loext:graphic-properties draw:fill-gradient-name="gradient" draw:fill-hatch-name="hatch"/>
      <style:paragraph-properties fo:line-height="100%"/>
      <style:text-properties style:use-window-font-color="true" loext:opacity="0%" fo:font-size="32pt" officeooo:rsid="00e15482" officeooo:paragraph-rsid="003280ff" style:font-size-asian="32pt" style:font-size-complex="32pt"/>
    </style:style>
    <style:style style:name="P20" style:family="paragraph" style:parent-style-name="Table_20_Contents">
      <loext:graphic-properties draw:fill-gradient-name="gradient" draw:fill-hatch-name="hatch"/>
      <style:paragraph-properties fo:line-height="100%"/>
      <style:text-properties style:use-window-font-color="true" loext:opacity="0%" fo:font-size="32pt" officeooo:rsid="00e15482" officeooo:paragraph-rsid="00339cf9" style:font-size-asian="32pt" style:font-size-complex="32pt"/>
    </style:style>
    <style:style style:name="P21" style:family="paragraph" style:parent-style-name="Table_20_Contents">
      <loext:graphic-properties draw:fill-gradient-name="gradient" draw:fill-hatch-name="hatch"/>
      <style:paragraph-properties fo:line-height="100%"/>
      <style:text-properties fo:font-size="32pt" officeooo:rsid="00de44fc" officeooo:paragraph-rsid="003280ff" style:font-size-asian="32pt" style:font-size-complex="32pt"/>
    </style:style>
    <style:style style:name="P22" style:family="paragraph" style:parent-style-name="Table_20_Contents">
      <loext:graphic-properties draw:fill-gradient-name="gradient" draw:fill-hatch-name="hatch"/>
      <style:paragraph-properties fo:line-height="100%"/>
      <style:text-properties fo:font-size="32pt" officeooo:rsid="00de44fc" officeooo:paragraph-rsid="00339cf9" style:font-size-asian="32pt" style:font-size-complex="32pt"/>
    </style:style>
    <style:style style:name="P23" style:family="paragraph" style:parent-style-name="Table_20_Contents">
      <loext:graphic-properties draw:fill-gradient-name="gradient" draw:fill-hatch-name="hatch"/>
      <style:paragraph-properties fo:line-height="100%"/>
      <style:text-properties fo:font-size="32pt" officeooo:rsid="00e15482" officeooo:paragraph-rsid="003280ff" style:font-size-asian="32pt" style:font-size-complex="32pt"/>
    </style:style>
    <style:style style:name="P24" style:family="paragraph" style:parent-style-name="Table_20_Contents">
      <loext:graphic-properties draw:fill-gradient-name="gradient" draw:fill-hatch-name="hatch"/>
      <style:paragraph-properties fo:line-height="100%"/>
      <style:text-properties fo:font-size="32pt" officeooo:rsid="00e15482" officeooo:paragraph-rsid="00339cf9" style:font-size-asian="32pt" style:font-size-complex="32pt"/>
    </style:style>
    <style:style style:name="P25" style:family="paragraph" style:parent-style-name="Table_20_Contents">
      <loext:graphic-properties draw:fill-gradient-name="gradient" draw:fill-hatch-name="hatch"/>
      <style:paragraph-properties fo:line-height="100%"/>
      <style:text-properties fo:font-size="32pt" officeooo:rsid="00e0ad4e" officeooo:paragraph-rsid="003280ff" style:font-size-asian="32pt" style:font-size-complex="32pt"/>
    </style:style>
    <style:style style:name="P26" style:family="paragraph" style:parent-style-name="Table_20_Contents">
      <loext:graphic-properties draw:fill-gradient-name="gradient" draw:fill-hatch-name="hatch"/>
      <style:paragraph-properties fo:line-height="100%"/>
      <style:text-properties fo:font-size="32pt" officeooo:rsid="00e0ad4e" officeooo:paragraph-rsid="00339cf9" style:font-size-asian="32pt" style:font-size-complex="32pt"/>
    </style:style>
    <style:style style:name="P27" style:family="paragraph" style:parent-style-name="Table_20_Contents">
      <style:paragraph-properties fo:break-before="page"/>
      <style:text-properties officeooo:paragraph-rsid="00354b2d"/>
    </style:style>
    <style:style style:name="P28" style:family="paragraph" style:parent-style-name="Table_20_Contents">
      <style:text-properties officeooo:paragraph-rsid="00354b2d"/>
    </style:style>
    <style:style style:name="P29" style:family="paragraph" style:parent-style-name="Table_20_Contents">
      <style:paragraph-properties fo:break-before="page"/>
      <style:text-properties officeooo:paragraph-rsid="00368571"/>
    </style:style>
    <style:style style:name="P30" style:family="paragraph" style:parent-style-name="Table_20_Contents">
      <style:text-properties officeooo:paragraph-rsid="00368571"/>
    </style:style>
    <style:style style:name="P31" style:family="paragraph" style:parent-style-name="Table_20_Contents">
      <style:paragraph-properties fo:break-before="page"/>
      <style:text-properties officeooo:paragraph-rsid="0038502b"/>
    </style:style>
    <style:style style:name="P32" style:family="paragraph" style:parent-style-name="Table_20_Contents">
      <style:text-properties officeooo:paragraph-rsid="0038502b"/>
    </style:style>
    <style:style style:name="P33" style:family="paragraph" style:parent-style-name="Table_20_Contents">
      <style:paragraph-properties fo:break-before="page"/>
      <style:text-properties officeooo:paragraph-rsid="00389ea9"/>
    </style:style>
    <style:style style:name="P34" style:family="paragraph" style:parent-style-name="Table_20_Contents">
      <style:text-properties officeooo:paragraph-rsid="00389ea9"/>
    </style:style>
    <style:style style:name="P35" style:family="paragraph" style:parent-style-name="Table_20_Contents">
      <style:paragraph-properties fo:break-before="page"/>
      <style:text-properties officeooo:rsid="002ed506" officeooo:paragraph-rsid="003a6f36"/>
    </style:style>
    <style:style style:name="P36" style:family="paragraph" style:parent-style-name="Table_20_Contents">
      <style:text-properties officeooo:paragraph-rsid="003175ad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Times New Roman1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thJax_Script1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MathJax_Script" officeooo:rsid="00d0bd13"/>
    </style:style>
    <style:style style:name="T2" style:family="text">
      <style:text-properties style:font-name="Liberation Sans1" officeooo:rsid="00d0bd13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color="#c9211e" loext:opacity="100%"/>
    </style:style>
    <style:style style:name="T5" style:family="text">
      <style:text-properties fo:color="#2a6099" loext:opacity="100%"/>
    </style:style>
    <style:style style:name="T6" style:family="text">
      <style:text-properties fo:color="#ff0000" loext:opacity="100%"/>
    </style:style>
    <style:style style:name="T7" style:family="text">
      <style:text-properties officeooo:rsid="00e0ad4e"/>
    </style:style>
    <style:style style:name="T8" style:family="text">
      <style:text-properties fo:color="#00a933" loext:opacity="100%"/>
    </style:style>
    <style:style style:name="T9" style:family="text">
      <style:text-properties officeooo:rsid="003280ff"/>
    </style:style>
    <style:style style:name="T10" style:family="text">
      <style:text-properties officeooo:rsid="00339cf9"/>
    </style:style>
    <style:style style:name="T11" style:family="text">
      <style:text-properties officeooo:rsid="00354b2d"/>
    </style:style>
    <style:style style:name="T12" style:family="text">
      <style:text-properties style:font-name="Liberation Sans2" officeooo:rsid="00354b2d"/>
    </style:style>
    <style:style style:name="T13" style:family="text">
      <style:text-properties style:font-name="Liberation Sans3" officeooo:rsid="00354b2d"/>
    </style:style>
    <style:style style:name="T14" style:family="text">
      <style:text-properties fo:font-size="32pt" officeooo:rsid="00339cf9"/>
    </style:style>
    <style:style style:name="T15" style:family="text">
      <style:text-properties officeooo:rsid="00368571"/>
    </style:style>
    <style:style style:name="T16" style:family="text">
      <style:text-properties officeooo:rsid="00389ea9"/>
    </style:style>
    <style:style style:name="T17" style:family="text">
      <style:text-properties officeooo:rsid="003a6f36"/>
    </style:style>
    <style:style style:name="T18" style:family="text">
      <style:text-properties officeooo:rsid="003175ad"/>
    </style:style>
    <style:style style:name="T19" style:family="text">
      <style:text-properties officeooo:rsid="003b77d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Times New Roman1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Script1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width="0.101cm" svg:stroke-color="#ff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81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757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758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8cm" fo:min-width="0.808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8cm" fo:min-width="0.81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1cm" svg:stroke-color="#2a6099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503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72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455cm" fo:min-width="0.965cm" fo:padding-top="0.125cm" fo:padding-bottom="0.125cm" fo:padding-left="0.15cm" fo:padding-right="0.1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.079cm" svg:stroke-color="#7b3d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6cm" fo:padding-bottom="0.166cm" fo:padding-left="0.289cm" fo:padding-right="0.289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79cm" svg:stroke-color="#7b3d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6cm" fo:padding-bottom="0.166cm" fo:padding-left="0.289cm" fo:padding-right="0.289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9cm" svg:stroke-color="#7b3d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6cm" fo:padding-bottom="0.166cm" fo:padding-left="0.289cm" fo:padding-right="0.289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79cm" svg:stroke-color="#7b3d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6cm" fo:padding-bottom="0.166cm" fo:padding-left="0.289cm" fo:padding-right="0.289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draw:stroke-dash="Dashed_20__28_var_29__20_15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3" svg:stroke-width="0.051cm" svg:stroke-color="#0099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12" svg:stroke-width="0.051cm" svg:stroke-color="#2a6099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1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10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9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8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7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6" svg:stroke-width="0.051cm" svg:stroke-color="#2a6099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5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4" svg:stroke-width="0.051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016cm" fo:min-width="0.68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018cm" fo:min-width="0.679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018cm" fo:min-width="0.68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016cm" fo:min-width="0.679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ed_20__28_var_29__20_14" svg:stroke-width="0.092cm" svg:stroke-color="#ff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69cm" fo:padding-bottom="0.169cm" fo:padding-left="0.295cm" fo:padding-right="0.29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35cm" fo:min-width="0.82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5cm" fo:min-width="0.81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5cm" fo:min-width="0.757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5cm" fo:min-width="0.758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808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7cm" fo:min-width="0.81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.041cm" svg:stroke-color="#2a6099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5cm" fo:min-width="0.501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205cm" fo:min-width="0.72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1.455cm" fo:min-width="0.963cm" fo:padding-top="0.125cm" fo:padding-bottom="0.125cm" fo:padding-left="0.15cm" fo:padding-right="0.1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e cercle <text:span text:style-name="T1">C</text:span> de centre O et de rayon r est…</text:p>
      <text:p text:style-name="P17">Le cercle <text:span text:style-name="T1">C</text:span> de centre O et de rayon r est…</text:p>
      <text:p text:style-name="P16"/>
      <text:p text:style-name="Réponse">l’ensemble des points situés à la distance r du centre O.</text:p>
      <text:p text:style-name="P7"><text:span text:style-name="T17">Barrer</text:span> les points de la figure <text:span text:style-name="T17">n’</text:span>appartenant <text:span text:style-name="T17">pas </text:span>au cercle <text:span text:style-name="T1">C</text:span></text:p>
      <text:p text:style-name="P4"><draw:g text:anchor-type="as-char" draw:z-index="0" draw:name="Forme 1" draw:style-name="gr26"><draw:path draw:style-name="gr44" draw:text-style-name="P38" svg:width="10.64cm" svg:height="10.826cm" svg:x="0.763cm" svg:y="0.995cm" svg:viewBox="0 0 10641 10827" svg:d="M10641 5414c0 2991-2381 5413-5320 5413s-5321-2422-5321-5413c0-2990 2382-5414 5321-5414s5320 2424 5320 5414z"><text:p/></draw:path><draw:line draw:style-name="gr45" draw:text-style-name="P39" svg:x1="5.96cm" svg:y1="6.282cm" svg:x2="6.206cm" svg:y2="6.531cm"><text:p/></draw:line><draw:line draw:style-name="gr45" draw:text-style-name="P39" svg:x1="5.96cm" svg:y1="6.531cm" svg:x2="6.206cm" svg:y2="6.282cm"><text:p/></draw:line><draw:line draw:style-name="gr45" draw:text-style-name="P39" svg:x1="10.416cm" svg:y1="3.571cm" svg:x2="10.701cm" svg:y2="3.365cm"><text:p/></draw:line><draw:line draw:style-name="gr45" draw:text-style-name="P39" svg:x1="11.071cm" svg:y1="7.796cm" svg:x2="11.343cm" svg:y2="7.897cm"><text:p/></draw:line><draw:line draw:style-name="gr45" draw:text-style-name="P39" svg:x1="4.115cm" svg:y1="1.205cm" svg:x2="4.233cm" svg:y2="1.495cm"><text:p/></draw:line><draw:line draw:style-name="gr45" draw:text-style-name="P39" svg:x1="1.096cm" svg:y1="8.71cm" svg:x2="1.371cm" svg:y2="8.55cm"><text:p/></draw:line><draw:line draw:style-name="gr45" draw:text-style-name="P39" svg:x1="4.983cm" svg:y1="8.675cm" svg:x2="5.228cm" svg:y2="8.922cm"><text:p/></draw:line><draw:line draw:style-name="gr45" draw:text-style-name="P39" svg:x1="4.983cm" svg:y1="8.922cm" svg:x2="5.228cm" svg:y2="8.675cm"><text:p/></draw:line><draw:frame draw:style-name="gr46" draw:text-style-name="P41" svg:width="1.11cm" svg:height="1.456cm" svg:x="3.337cm" svg:y="0cm"><draw:text-box><text:p text:style-name="P45"><text:span text:style-name="T20">A</text:span></text:p></draw:text-box></draw:frame><draw:frame draw:style-name="gr47" draw:text-style-name="P41" svg:width="1.057cm" svg:height="1.456cm" svg:x="10.698cm" svg:y="2.365cm"><draw:text-box><text:p text:style-name="P45"><text:span text:style-name="T20">B</text:span></text:p></draw:text-box></draw:frame><draw:frame draw:style-name="gr48" draw:text-style-name="P41" svg:width="1.059cm" svg:height="1.456cm" svg:x="11.439cm" svg:y="7.172cm"><draw:text-box><text:p text:style-name="P45"><text:span text:style-name="T20">C</text:span></text:p></draw:text-box></draw:frame><draw:frame draw:style-name="gr49" draw:text-style-name="P41" svg:width="1.108cm" svg:height="1.458cm" svg:x="6.264cm" svg:y="5.327cm"><draw:text-box><text:p text:style-name="P45"><text:span text:style-name="T20">O</text:span></text:p></draw:text-box></draw:frame><draw:frame draw:style-name="gr50" draw:text-style-name="P41" svg:width="1.11cm" svg:height="1.458cm" svg:x="0cm" svg:y="8.214cm"><draw:text-box><text:p text:style-name="P45"><text:span text:style-name="T20">D</text:span></text:p></draw:text-box></draw:frame><draw:line draw:style-name="gr51" draw:text-style-name="P39" svg:x1="4.188cm" svg:y1="1.356cm" svg:x2="6.085cm" svg:y2="6.437cm"><text:p/></draw:line><draw:frame draw:style-name="gr52" draw:text-style-name="P42" svg:width="0.802cm" svg:height="1.456cm" svg:x="5.105cm" svg:y="2.715cm"><draw:text-box><text:p text:style-name="P45"><text:span text:style-name="T21">r</text:span></text:p></draw:text-box></draw:frame><draw:frame draw:style-name="gr53" draw:text-style-name="P41" svg:width="1.02cm" svg:height="1.456cm" svg:x="5.166cm" svg:y="8.304cm"><draw:text-box><text:p text:style-name="P45"><text:span text:style-name="T20">E</text:span></text:p></draw:text-box></draw:frame><draw:frame draw:style-name="gr54" draw:text-style-name="P43" svg:width="1.264cm" svg:height="1.706cm" svg:x="7.754cm" svg:y="11.539cm"><draw:text-box><text:p text:style-name="P45"><text:span text:style-name="T22">C</text:span></text:p></draw:text-box></draw:frame></draw:g></text:p>
      <text:p text:style-name="P35"><text:span text:style-name="T17">Barrer</text:span> les points de la figure <text:span text:style-name="T17">n’</text:span>appartenant <text:span text:style-name="T17">pas </text:span>au cercle <text:span text:style-name="T1">C</text:span></text:p>
      <text:p text:style-name="P1"><draw:g text:anchor-type="as-char" draw:z-index="3" draw:name="Objet de groupe 1" draw:style-name="gr2"><draw:g draw:name="Forme 3" draw:style-name="gr3"><draw:path draw:style-name="gr4" draw:text-style-name="P38" svg:width="10.64cm" svg:height="10.826cm" svg:x="0.763cm" svg:y="0.995cm" svg:viewBox="0 0 10641 10827" svg:d="M10641 5414c0 2991-2381 5413-5320 5413s-5321-2422-5321-5413c0-2990 2382-5414 5321-5414s5320 2424 5320 5414z"><text:p/></draw:path><draw:line draw:style-name="gr5" draw:text-style-name="P39" svg:x1="5.96cm" svg:y1="6.282cm" svg:x2="6.206cm" svg:y2="6.531cm"><text:p/></draw:line><draw:line draw:style-name="gr6" draw:text-style-name="P39" svg:x1="5.96cm" svg:y1="6.531cm" svg:x2="6.206cm" svg:y2="6.282cm"><text:p/></draw:line><draw:line draw:style-name="gr7" draw:text-style-name="P39" svg:x1="10.416cm" svg:y1="3.571cm" svg:x2="10.701cm" svg:y2="3.365cm"><text:p/></draw:line><draw:line draw:style-name="gr8" draw:text-style-name="P39" svg:x1="11.071cm" svg:y1="7.796cm" svg:x2="11.343cm" svg:y2="7.897cm"><text:p/></draw:line><draw:line draw:style-name="gr9" draw:text-style-name="P39" svg:x1="4.115cm" svg:y1="1.205cm" svg:x2="4.233cm" svg:y2="1.495cm"><text:p/></draw:line><draw:line draw:style-name="gr10" draw:text-style-name="P39" svg:x1="1.096cm" svg:y1="8.71cm" svg:x2="1.371cm" svg:y2="8.55cm"><text:p/></draw:line><draw:line draw:style-name="gr11" draw:text-style-name="P39" svg:x1="4.983cm" svg:y1="8.675cm" svg:x2="5.228cm" svg:y2="8.922cm"><text:p/></draw:line><draw:line draw:style-name="gr12" draw:text-style-name="P39" svg:x1="4.983cm" svg:y1="8.922cm" svg:x2="5.228cm" svg:y2="8.675cm"><text:p/></draw:line><draw:frame draw:style-name="gr13" draw:text-style-name="P41" svg:width="1.11cm" svg:height="1.456cm" svg:x="3.337cm" svg:y="0cm"><draw:text-box><text:p text:style-name="P40"><text:span text:style-name="T20">A</text:span></text:p></draw:text-box></draw:frame><draw:frame draw:style-name="gr14" draw:text-style-name="P41" svg:width="1.057cm" svg:height="1.456cm" svg:x="10.698cm" svg:y="2.365cm"><draw:text-box><text:p text:style-name="P40"><text:span text:style-name="T20">B</text:span></text:p></draw:text-box></draw:frame><draw:frame draw:style-name="gr15" draw:text-style-name="P41" svg:width="1.059cm" svg:height="1.456cm" svg:x="11.439cm" svg:y="7.172cm"><draw:text-box><text:p text:style-name="P40"><text:span text:style-name="T20">C</text:span></text:p></draw:text-box></draw:frame><draw:frame draw:style-name="gr16" draw:text-style-name="P41" svg:width="1.108cm" svg:height="1.46cm" svg:x="6.264cm" svg:y="5.327cm"><draw:text-box><text:p text:style-name="P40"><text:span text:style-name="T20">O</text:span></text:p></draw:text-box></draw:frame><draw:frame draw:style-name="gr17" draw:text-style-name="P41" svg:width="1.11cm" svg:height="1.458cm" svg:x="0cm" svg:y="8.214cm"><draw:text-box><text:p text:style-name="P40"><text:span text:style-name="T20">D</text:span></text:p></draw:text-box></draw:frame><draw:line draw:style-name="gr18" draw:text-style-name="P39" svg:x1="4.188cm" svg:y1="1.356cm" svg:x2="6.085cm" svg:y2="6.437cm"><text:p/></draw:line><draw:frame draw:style-name="gr19" draw:text-style-name="P42" svg:width="0.803cm" svg:height="1.456cm" svg:x="5.105cm" svg:y="2.715cm"><draw:text-box><text:p text:style-name="P40"><text:span text:style-name="T21">r</text:span></text:p></draw:text-box></draw:frame><draw:frame draw:style-name="gr20" draw:text-style-name="P41" svg:width="1.02cm" svg:height="1.456cm" svg:x="5.166cm" svg:y="8.304cm"><draw:text-box><text:p text:style-name="P40"><text:span text:style-name="T20">E</text:span></text:p></draw:text-box></draw:frame><draw:frame draw:style-name="gr21" draw:text-style-name="P43" svg:width="1.265cm" svg:height="1.706cm" svg:x="7.754cm" svg:y="11.539cm"><draw:text-box><text:p text:style-name="P40"><text:span text:style-name="T22">C</text:span></text:p></draw:text-box></draw:frame></draw:g><draw:line draw:style-name="gr22" draw:text-style-name="P44" svg:x1="5.674cm" svg:y1="8.096cm" svg:x2="4.56cm" svg:y2="9.498cm"><text:p/></draw:line><draw:line draw:style-name="gr23" draw:text-style-name="P44" svg:x1="4.56cm" svg:y1="8.096cm" svg:x2="5.674cm" svg:y2="9.498cm"><text:p/></draw:line><draw:line draw:style-name="gr24" draw:text-style-name="P44" svg:x1="6.638cm" svg:y1="5.796cm" svg:x2="5.524cm" svg:y2="7.198cm"><text:p/></draw:line><draw:line draw:style-name="gr25" draw:text-style-name="P44" svg:x1="5.524cm" svg:y1="5.796cm" svg:x2="6.638cm" svg:y2="7.198cm"><text:p/></draw:line></draw:g></text:p>
      <text:p text:style-name="P36"><text:soft-page-break/><text:span text:style-name="T18">C</text:span><text:span text:style-name="T9">ompléter 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<draw:ellipse text:anchor-type="paragraph" draw:z-index="4" draw:name="Forme3_ 1" draw:style-name="gr1" draw:text-style-name="P37" svg:width="2.045cm" svg:height="1.426cm" svg:x="10.246cm" svg:y="3.868cm" draw:kind="arc" draw:start-angle="24.39" draw:end-angle="155.22"><text:p/></draw:ellipse><draw:g text:anchor-type="as-char" draw:z-index="1" draw:name="Forme2" draw:style-name="gr26"><draw:path draw:style-name="gr27" draw:text-style-name="P38" svg:width="9.482cm" svg:height="9.481cm" svg:x="0.371cm" svg:y="0cm" svg:viewBox="0 0 9483 9482" svg:d="M9483 4740c0 2622-2121 4742-4741 4742-2621 0-4742-2120-4742-4742 0-2617 2121-4740 4742-4740 2620 0 4741 2123 4741 4740z"><text:p/></draw:path><draw:line draw:style-name="gr28" draw:text-style-name="P39" svg:x1="9.208cm" svg:y1="2.352cm" svg:x2="8.911cm" svg:y2="7.578cm"><text:p/></draw:line><draw:line draw:style-name="gr29" draw:text-style-name="P39" svg:x1="1.016cm" svg:y1="7.129cm" svg:x2="5.113cm" svg:y2="4.741cm"><text:p/></draw:line><draw:line draw:style-name="gr30" draw:text-style-name="P39" svg:x1="2.95cm" svg:y1="5.852cm" svg:x2="3.083cm" svg:y2="6.078cm"><text:p/></draw:line><draw:line draw:style-name="gr31" draw:text-style-name="P39" svg:x1="3.045cm" svg:y1="5.794cm" svg:x2="3.179cm" svg:y2="6.022cm"><text:p/></draw:line><draw:line draw:style-name="gr32" draw:text-style-name="P39" svg:x1="5.113cm" svg:y1="4.741cm" svg:x2="8.912cm" svg:y2="7.581cm"><text:p/></draw:line><draw:line draw:style-name="gr33" draw:text-style-name="P39" svg:x1="7.046cm" svg:y1="6.022cm" svg:x2="6.89cm" svg:y2="6.233cm"><text:p/></draw:line><draw:line draw:style-name="gr34" draw:text-style-name="P39" svg:x1="7.135cm" svg:y1="6.087cm" svg:x2="6.978cm" svg:y2="6.297cm"><text:p/></draw:line><draw:line draw:style-name="gr35" draw:text-style-name="P39" svg:x1="5.113cm" svg:y1="4.739cm" svg:x2="9.21cm" svg:y2="2.352cm"><text:p/></draw:line><draw:line draw:style-name="gr36" draw:text-style-name="P39" svg:x1="7.049cm" svg:y1="3.459cm" svg:x2="7.181cm" svg:y2="3.687cm"><text:p/></draw:line><draw:line draw:style-name="gr37" draw:text-style-name="P39" svg:x1="7.143cm" svg:y1="3.405cm" svg:x2="7.275cm" svg:y2="3.631cm"><text:p/></draw:line><draw:frame draw:style-name="gr38" draw:text-style-name="P41" svg:width="0.983cm" svg:height="1.267cm" svg:x="0cm" svg:y="6.802cm"><draw:text-box><text:p text:style-name="P40"><text:span text:style-name="T20">A</text:span></text:p></draw:text-box></draw:frame><draw:frame draw:style-name="gr39" draw:text-style-name="P41" svg:width="0.98cm" svg:height="1.269cm" svg:x="9.491cm" svg:y="1.244cm"><draw:text-box><text:p text:style-name="P40"><text:span text:style-name="T20">B</text:span></text:p></draw:text-box></draw:frame><draw:frame draw:style-name="gr40" draw:text-style-name="P41" svg:width="0.983cm" svg:height="1.269cm" svg:x="4.39cm" svg:y="3.42cm"><draw:text-box><text:p text:style-name="P40"><text:span text:style-name="T20">O</text:span></text:p></draw:text-box></draw:frame><draw:frame draw:style-name="gr41" draw:text-style-name="P41" svg:width="0.98cm" svg:height="1.267cm" svg:x="9.068cm" svg:y="7.532cm"><draw:text-box><text:p text:style-name="P40"><text:span text:style-name="T20">C</text:span></text:p></draw:text-box></draw:frame><draw:path draw:style-name="gr42" draw:text-style-name="P39" svg:width="0.942cm" svg:height="5.225cm" svg:x="8.911cm" svg:y="2.352cm" svg:viewBox="0 0 943 5226" svg:d="M0 5226c1139-1523 1257-3581 297-5226"><text:p/></draw:path><draw:frame draw:style-name="gr43" draw:text-style-name="P43" svg:width="1.121cm" svg:height="1.486cm" svg:x="0.307cm" svg:y="0.757cm"><draw:text-box><text:p text:style-name="P40"><text:span text:style-name="T22">C</text:span></text:p></draw:text-box></draw:frame></draw:g></text:p>
          </table:table-cell>
          <table:table-cell table:style-name="Tableau3.B1" office:value-type="string">
            <text:p text:style-name="P21">[OA], [OB] et [OC] sont des …</text:p>
            <text:p text:style-name="P21"/>
            <text:p text:style-name="P23"><text:span text:style-name="T5">[AB]</text:span> est un…</text:p>
            <text:p text:style-name="P23"/>
            <text:p text:style-name="P21"><text:span text:style-name="T6">BC</text:span> <text:span text:style-name="T7">est un…</text:span></text:p>
            <text:p text:style-name="P21"/>
            <text:p text:style-name="P25"><text:span text:style-name="T8">[BC]</text:span> est un…</text:p>
            <text:p text:style-name="P25"/>
            <text:p text:style-name="P19">A et B sont des points…</text:p>
            <text:p text:style-name="P19"/>
          </table:table-cell>
        </table:table-row>
      </table:table>
      <text:p text:style-name="P11"/>
      <text:p text:style-name="P18">C<text:span text:style-name="T9">ompléter :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draw:ellipse text:anchor-type="paragraph" draw:z-index="5" draw:name="Forme3_ 3" draw:style-name="gr1" draw:text-style-name="P37" svg:width="2.045cm" svg:height="1.426cm" svg:x="10.268cm" svg:y="3.826cm" draw:kind="arc" draw:start-angle="24.39" draw:end-angle="155.22"><text:p/></draw:ellipse><draw:g text:anchor-type="as-char" draw:z-index="2" draw:name="Forme 2" draw:style-name="gr26"><draw:path draw:style-name="gr27" draw:text-style-name="P38" svg:width="9.482cm" svg:height="9.481cm" svg:x="0.371cm" svg:y="0cm" svg:viewBox="0 0 9483 9482" svg:d="M9483 4740c0 2622-2121 4742-4741 4742-2621 0-4742-2120-4742-4742 0-2617 2121-4740 4742-4740 2620 0 4741 2123 4741 4740z"><text:p/></draw:path><draw:line draw:style-name="gr28" draw:text-style-name="P39" svg:x1="9.208cm" svg:y1="2.352cm" svg:x2="8.911cm" svg:y2="7.578cm"><text:p/></draw:line><draw:line draw:style-name="gr29" draw:text-style-name="P39" svg:x1="1.016cm" svg:y1="7.129cm" svg:x2="5.113cm" svg:y2="4.741cm"><text:p/></draw:line><draw:line draw:style-name="gr30" draw:text-style-name="P39" svg:x1="2.95cm" svg:y1="5.852cm" svg:x2="3.083cm" svg:y2="6.078cm"><text:p/></draw:line><draw:line draw:style-name="gr31" draw:text-style-name="P39" svg:x1="3.045cm" svg:y1="5.794cm" svg:x2="3.179cm" svg:y2="6.022cm"><text:p/></draw:line><draw:line draw:style-name="gr32" draw:text-style-name="P39" svg:x1="5.113cm" svg:y1="4.741cm" svg:x2="8.912cm" svg:y2="7.581cm"><text:p/></draw:line><draw:line draw:style-name="gr33" draw:text-style-name="P39" svg:x1="7.046cm" svg:y1="6.022cm" svg:x2="6.89cm" svg:y2="6.233cm"><text:p/></draw:line><draw:line draw:style-name="gr34" draw:text-style-name="P39" svg:x1="7.135cm" svg:y1="6.087cm" svg:x2="6.978cm" svg:y2="6.297cm"><text:p/></draw:line><draw:line draw:style-name="gr35" draw:text-style-name="P39" svg:x1="5.113cm" svg:y1="4.739cm" svg:x2="9.21cm" svg:y2="2.352cm"><text:p/></draw:line><draw:line draw:style-name="gr36" draw:text-style-name="P39" svg:x1="7.049cm" svg:y1="3.459cm" svg:x2="7.181cm" svg:y2="3.687cm"><text:p/></draw:line><draw:line draw:style-name="gr37" draw:text-style-name="P39" svg:x1="7.143cm" svg:y1="3.405cm" svg:x2="7.275cm" svg:y2="3.631cm"><text:p/></draw:line><draw:frame draw:style-name="gr38" draw:text-style-name="P41" svg:width="0.983cm" svg:height="1.267cm" svg:x="0cm" svg:y="6.802cm"><draw:text-box><text:p text:style-name="P40"><text:span text:style-name="T20">A</text:span></text:p></draw:text-box></draw:frame><draw:frame draw:style-name="gr39" draw:text-style-name="P41" svg:width="0.98cm" svg:height="1.269cm" svg:x="9.491cm" svg:y="1.244cm"><draw:text-box><text:p text:style-name="P40"><text:span text:style-name="T20">B</text:span></text:p></draw:text-box></draw:frame><draw:frame draw:style-name="gr40" draw:text-style-name="P41" svg:width="0.983cm" svg:height="1.269cm" svg:x="4.39cm" svg:y="3.42cm"><draw:text-box><text:p text:style-name="P40"><text:span text:style-name="T20">O</text:span></text:p></draw:text-box></draw:frame><draw:frame draw:style-name="gr41" draw:text-style-name="P41" svg:width="0.98cm" svg:height="1.267cm" svg:x="9.068cm" svg:y="7.532cm"><draw:text-box><text:p text:style-name="P40"><text:span text:style-name="T20">C</text:span></text:p></draw:text-box></draw:frame><draw:path draw:style-name="gr42" draw:text-style-name="P39" svg:width="0.942cm" svg:height="5.225cm" svg:x="8.911cm" svg:y="2.352cm" svg:viewBox="0 0 943 5226" svg:d="M0 5226c1139-1523 1257-3581 297-5226"><text:p/></draw:path><draw:frame draw:style-name="gr43" draw:text-style-name="P43" svg:width="1.121cm" svg:height="1.486cm" svg:x="0.307cm" svg:y="0.757cm"><draw:text-box><text:p text:style-name="P40"><text:span text:style-name="T22">C</text:span></text:p></draw:text-box></draw:frame></draw:g></text:p>
          </table:table-cell>
          <table:table-cell table:style-name="Tableau4.B1" office:value-type="string">
            <text:p text:style-name="P22">[OA], [OB] et [OC] sont des <text:span text:style-name="Réponse"><text:span text:style-name="T14">rayons</text:span></text:span></text:p>
            <text:p text:style-name="P22"/>
            <text:p text:style-name="P24"><text:span text:style-name="T5">[AB]</text:span> est u<text:span text:style-name="T10">n </text:span><text:span text:style-name="Réponse"><text:span text:style-name="T14">diamètre</text:span></text:span></text:p>
            <text:p text:style-name="P24"/>
            <text:p text:style-name="P22"><text:span text:style-name="T6">BC</text:span> <text:span text:style-name="T7">est un </text:span><text:span text:style-name="Réponse"><text:span text:style-name="T14">arc de cercle</text:span></text:span></text:p>
            <text:p text:style-name="P22"/>
            <text:p text:style-name="P26"><text:span text:style-name="T8">[BC]</text:span> est u<text:span text:style-name="T10">n</text:span><text:span text:style-name="Réponse"><text:span text:style-name="T14">e corde</text:span></text:span></text:p>
            <text:p text:style-name="P26"/>
            <text:p text:style-name="P20">A et B sont des points <text:span text:style-name="Réponse"><text:span text:style-name="T14">diamétralement opposés</text:span></text:span></text:p>
          </table:table-cell>
        </table:table-row>
      </table:table>
      <text:p text:style-name="P12"/>
      <text:p text:style-name="P14"><text:soft-page-break/>Si [AB] est <text:span text:style-name="T11">le</text:span> diamètre d’un cercle de centre O, alors O est le…<text:line-break/>du segment [AB].</text:p>
      <text:p text:style-name="P14">donc AB = <text:span text:style-name="T11">2 </text:span><text:span text:style-name="T12">×</text:span><text:span text:style-name="T13"> …</text:span></text:p>
      <text:p text:style-name="P27">Si [AB] est <text:span text:style-name="T11">le</text:span> diamètre d’un cercle de centre O, alors O est le <text:span text:style-name="Réponse"><text:span text:style-name="T11">milieu </text:span></text:span><text:line-break/>du segment [AB].</text:p>
      <text:p text:style-name="P28">donc AB = <text:span text:style-name="T11">2 </text:span><text:span text:style-name="T12">×</text:span><text:span text:style-name="T13"> </text:span><text:span text:style-name="Réponse"><text:span text:style-name="T11">AO</text:span></text:span></text:p>
      <text:p text:style-name="P15">Si AB = AC, alors ... et ... appartiennent à un même cercle de centre ... et de rayon...</text:p>
      <text:p text:style-name="P29">Si AB = AC, alors <text:s/><text:span text:style-name="Réponse"><text:span text:style-name="T15">B</text:span></text:span> et <text:span text:style-name="Réponse"><text:span text:style-name="T15">C</text:span></text:span><text:span text:style-name="T15"> </text:span>appartiennent à un même cercle de centre <text:s/><text:span text:style-name="Réponse"><text:span text:style-name="T15">A</text:span></text:span><text:span text:style-name="T15"> </text:span>et de rayon <text:span text:style-name="Réponse"><text:span text:style-name="T15">AB</text:span></text:span></text:p>
      <text:p text:style-name="P29">Si M et N appartiennent à un cercle de centre K et de rayon r,</text:p>
      <text:p text:style-name="P30">alors KM =...</text:p>
      <text:p text:style-name="P29">Si M et N appartiennent à un cercle de centre K et de rayon r,</text:p>
      <text:p text:style-name="P14">alors KM = <text:span text:style-name="Réponse"><text:span text:style-name="T15">KN = r</text:span></text:span></text:p>
      <text:p text:style-name="P14"/>
      <text:p text:style-name="P29">Si OM = r, alors M ∈ C ( <text:s text:c="4"/>; <text:s text:c="3"/>)</text:p>
      <text:p text:style-name="P29">Si OM = r, alors M ∈ C ( <text:span text:style-name="Réponse"><text:span text:style-name="T15">O</text:span></text:span><text:span text:style-name="T15"> </text:span>; <text:span text:style-name="Réponse"><text:span text:style-name="T15">r</text:span></text:span> <text:s/>)</text:p>
      <text:p text:style-name="P15">La médiatrice d’un segment est...</text:p>
      <text:p text:style-name="P31">La médiatrice d’un segment est…</text:p>
      <text:p text:style-name="P32"/>
      <text:p text:style-name="Réponse"><text:span text:style-name="T19">la </text:span>droite qui coupe ce segment perpendiculairement en son milieu.</text:p>
      <text:p text:style-name="P31">Une droite...</text:p>
      <text:p text:style-name="P32">et qui <text:span text:style-name="T19">coupe...</text:span></text:p>
      <text:p text:style-name="P32">est la médiatrice du segment.</text:p>
      <text:p text:style-name="P14"/>
      <text:p text:style-name="P31">Une droite <text:span text:style-name="Réponse">perpendiculaire à un segment</text:span> et qui coupe<text:span text:style-name="Réponse"> ce segment en son milieu</text:span> est la médiatrice du segment.</text:p>
      <text:p text:style-name="P32"/>
      <text:p text:style-name="P31">La médiatrice d’un segment est... </text:p>
      <text:p text:style-name="P32"/>
      <text:p text:style-name="P32"/>
      <text:p text:style-name="P14">La médiatrice d’un segment <text:span text:style-name="T19">coupe</text:span>...</text:p>
      <text:p text:style-name="P31">La médiatrice d’un segment est…</text:p>
      <text:p text:style-name="Réponse"><text:span text:style-name="Réponse">perpendiculaire à ce segment.</text:span></text:p>
      <text:p text:style-name="P32"/>
      <text:p text:style-name="P32">La médiatrice d’un segment <text:span text:style-name="T19">coupe</text:span>…</text:p>
      <text:p text:style-name="Réponse">ce segment en son milieu.</text:p>
      <text:p text:style-name="P32"/>
      <text:p text:style-name="P33">Tout point appartenant à la médiatrice <text:span text:style-name="T16">d’un segment est...</text:span></text:p>
      <text:p text:style-name="P14"/>
      <text:p text:style-name="P14"/>
      <text:p text:style-name="P14"/>
      <text:p text:style-name="P14">Tout point équidistant...</text:p>
      <text:p text:style-name="P33">Tout point appartenant à la médiatrice d'un segment, <text:span text:style-name="T16">est</text:span>…</text:p>
      <text:p text:style-name="Réponse">équidistant des extrémités de ce segment.</text:p>
      <text:p text:style-name="P32"/>
      <text:p text:style-name="P34">Tout point équidistant…</text:p>
      <text:p text:style-name="Réponse">des extrémités d'un segment, appartient à la médiatrice de ce segment.</text:p>
      <text:p text:style-name="P32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cript" svg:font-family="MathJax_Script" style:font-pitch="variable"/>
    <style:font-face style:name="MathJax_Script1" svg:font-family="MathJax_Script" style:font-adornments="Normal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ed_20__28_var_29__20_10" draw:display-name="Dashed (var) 10" draw:style="rect" draw:dots1="1" draw:dots1-length="0.003cm" draw:dots2="1" draw:dots2-length="0.003cm" draw:distance="0.003cm"/>
    <draw:stroke-dash draw:name="Dashed_20__28_var_29__20_11" draw:display-name="Dashed (var) 11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3cm" draw:dots2="1" draw:dots2-length="0.003cm" draw:distance="0.003cm"/>
    <draw:stroke-dash draw:name="Dashed_20__28_var_29__20_13" draw:display-name="Dashed (var) 13" draw:style="rect" draw:dots1="1" draw:dots1-length="0.003cm" draw:dots2="1" draw:dots2-length="0.003cm" draw:distance="0.003cm"/>
    <draw:stroke-dash draw:name="Dashed_20__28_var_29__20_14" draw:display-name="Dashed (var) 14" draw:style="rect" draw:dots1="1" draw:dots1-length="0.003cm" draw:dots2="1" draw:dots2-length="0.003cm" draw:distance="0.003cm"/>
    <draw:stroke-dash draw:name="Dashed_20__28_var_29__20_15" draw:display-name="Dashed (var) 15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2cm" draw:dots2="1" draw:dots2-length="0.002cm" draw:distance="0.002cm"/>
    <draw:stroke-dash draw:name="Dashed_20__28_var_29__20_4" draw:display-name="Dashed (var) 4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03cm" draw:dots2="1" draw:dots2-length="0.003cm" draw:distance="0.003cm"/>
    <draw:stroke-dash draw:name="Dashed_20__28_var_29__20_6" draw:display-name="Dashed (var) 6" draw:style="rect" draw:dots1="1" draw:dots1-length="0.003cm" draw:dots2="1" draw:dots2-length="0.003cm" draw:distance="0.003cm"/>
    <draw:stroke-dash draw:name="Dashed_20__28_var_29__20_7" draw:display-name="Dashed (var) 7" draw:style="rect" draw:dots1="1" draw:dots1-length="0.003cm" draw:dots2="1" draw:dots2-length="0.003cm" draw:distance="0.003cm"/>
    <draw:stroke-dash draw:name="Dashed_20__28_var_29__20_8" draw:display-name="Dashed (var) 8" draw:style="rect" draw:dots1="1" draw:dots1-length="0.003cm" draw:dots2="1" draw:dots2-length="0.003cm" draw:distance="0.003cm"/>
    <draw:stroke-dash draw:name="Dashed_20__28_var_29__20_9" draw:display-name="Dashed (var) 9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Liberation Sans3" fo:font-family="'Liberation Sans'" style:font-style-name="Normal" style:font-family-generic="swiss" style:font-pitch="variable" fo:font-size="4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éponse" style:family="paragraph" style:parent-style-name="Standard">
      <style:paragraph-properties fo:margin-top="0cm" fo:margin-bottom="0cm" style:contextual-spacing="false" fo:text-align="center" style:justify-single-word="false"/>
      <style:text-properties fo:color="#7b3d00" loext:opacity="100%" style:font-name="Liberation Sans3" fo:font-family="'Liberation Sans'" style:font-style-name="Normal" style:font-family-generic="swiss" style:font-pitch="variable" fo:font-size="40pt" officeooo:rsid="000a0f9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4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éponse" style:family="text">
      <style:text-properties fo:color="#7b3d00" loext:opacity="100%" style:font-name="Liberation Sans3" fo:font-family="'Liberation Sans'" style:font-style-name="Normal" style:font-family-generic="swiss" style:font-pitch="variable" fo:font-size="4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5:17:39.960444928</meta:creation-date>
    <dc:date>2023-10-23T22:42:54.570679642</dc:date>
    <meta:editing-duration>PT4H19M28S</meta:editing-duration>
    <meta:editing-cycles>38</meta:editing-cycles>
    <meta:generator>LibreOffice/7.3.7.2$Linux_X86_64 LibreOffice_project/30$Build-2</meta:generator>
    <meta:print-date>2023-10-22T15:24:41.887704698</meta:print-date>
    <meta:document-statistic meta:table-count="2" meta:image-count="0" meta:object-count="0" meta:page-count="23" meta:paragraph-count="52" meta:word-count="378" meta:character-count="1857" meta:non-whitespace-character-count="1515"/>
  </office:meta>
</office:document-meta>
</file>